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text">
      <style:graphic-properties draw:stroke="none" svg:stroke-color="#000000" draw:fill="none" draw:fill-color="#ffffff" draw:auto-grow-height="false" fo:min-height="10.25cm" fo:padding-top="0cm" fo:padding-bottom="0cm" fo:padding-left="0cm" fo:padding-right="0cm"/>
    </style:style>
    <style:style style:name="gr2" style:family="graphic" style:parent-style-name="text">
      <style:graphic-properties draw:stroke="none" svg:stroke-color="#000000" draw:fill="none" draw:fill-color="#ffffff" fo:min-height="5.4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2.25cm" fo:padding-top="0cm" fo:padding-bottom="0cm" fo:padding-left="0cm" fo:padding-right="0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color="#999999" fo:font-family="'Computer Modern'" style:font-style-name="Sans Serif Bold Extended" style:font-pitch="variable" fo:font-size="13pt" fo:letter-spacing="normal" fo:font-weight="bold" style:font-size-asian="13pt" style:font-size-complex="13pt" style:text-scale="100%"/>
    </style:style>
    <style:style style:name="P3" style:family="paragraph">
      <style:text-properties fo:color="#999999" fo:font-family="'Computer Modern'" style:font-style-name="Sans Serif Bold Extended" style:font-pitch="variable" fo:font-size="60pt" fo:font-weight="bold" style:font-size-asian="60pt" style:font-size-complex="60pt"/>
    </style:style>
    <style:style style:name="P4" style:family="paragraph">
      <style:paragraph-properties>
        <style:tab-stops/>
      </style:paragraph-properties>
    </style:style>
    <style:style style:name="P5" style:family="paragraph">
      <style:text-properties fo:color="#999999" fo:font-family="'Computer Modern'" style:font-style-name="Sans Serif Bold Extended" style:font-pitch="variable" fo:font-size="36pt" fo:font-weight="bold" style:font-size-asian="36pt" style:font-size-complex="36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color="#999999" fo:font-family="'Computer Modern'" style:font-style-name="Sans Serif Bold Extended" style:font-pitch="variable" fo:font-size="24pt" fo:font-weight="bold" style:font-size-asian="24pt" style:font-size-complex="24pt"/>
    </style:style>
    <style:style style:name="P8" style:family="paragraph">
      <style:paragraph-properties fo:text-align="end"/>
      <style:text-properties fo:color="#ffffff" fo:font-family="'Computer Modern'" style:font-style-name="Sans Serif Bold Extended" style:font-pitch="variable" fo:font-size="24pt" fo:font-weight="bold" style:font-size-asian="24pt" style:font-size-complex="24pt"/>
    </style:style>
    <style:style style:name="T1" style:family="text">
      <style:text-properties fo:color="#ffffff" fo:font-family="'Computer Modern'" style:font-style-name="Sans Serif Bold Extended" style:font-pitch="variable" fo:font-size="13pt" fo:letter-spacing="normal" fo:font-weight="bold" style:letter-kerning="true" style:font-size-asian="13pt" style:font-size-complex="13pt" style:text-scale="100%"/>
    </style:style>
    <style:style style:name="T2" style:family="text">
      <style:text-properties fo:color="#ffffff" fo:font-family="'Computer Modern'" style:font-style-name="Roman" fo:font-size="13pt" fo:letter-spacing="normal" fo:font-weight="bold" style:letter-kerning="true" style:font-family-asian="'Computer Modern'" style:font-style-name-asian="Roman" style:font-size-asian="13pt" style:font-family-complex="'Computer Modern'" style:font-style-name-complex="Roman" style:font-size-complex="13pt" style:text-scale="100%"/>
    </style:style>
    <style:style style:name="T3" style:family="text">
      <style:text-properties fo:color="#ffffff" fo:font-family="'Computer Modern'" style:font-style-name="Sans Serif Bold Extended" style:font-pitch="variable" fo:font-size="13pt" fo:letter-spacing="normal" fo:font-weight="bold" style:letter-kerning="true" style:font-family-asian="'Computer Modern'" style:font-style-name-asian="Roman" style:font-size-asian="13pt" style:font-family-complex="'Computer Modern'" style:font-style-name-complex="Roman" style:font-size-complex="13pt" style:text-scale="100%"/>
    </style:style>
    <style:style style:name="T4" style:family="text">
      <style:text-properties fo:color="#ffffff" fo:font-family="'Computer Modern'" style:font-style-name="Sans Serif Bold Extended" style:font-pitch="variable" fo:font-size="13pt" fo:letter-spacing="normal" fo:font-weight="bold" style:font-size-asian="13pt" style:font-size-complex="13pt" style:text-scale="100%"/>
    </style:style>
    <style:style style:name="T5" style:family="text">
      <style:text-properties fo:color="#ffffff" fo:font-family="'Computer Modern'" style:font-style-name="Sans Serif Bold Extended" style:font-pitch="variable" fo:font-size="13pt" fo:letter-spacing="normal" fo:font-weight="bold" style:font-size-asian="13pt" style:font-weight-asian="bold" style:font-size-complex="13pt" style:font-weight-complex="bold" style:text-scale="100%"/>
    </style:style>
    <style:style style:name="T6" style:family="text">
      <style:text-properties fo:color="#999999" fo:font-family="'Computer Modern'" style:font-style-name="Sans Serif Bold Extended" style:font-pitch="variable" fo:font-size="48pt" fo:font-weight="bold" style:font-size-asian="48pt" style:font-size-complex="48pt"/>
    </style:style>
    <style:style style:name="T7" style:family="text">
      <style:text-properties fo:color="#ffffff" fo:font-family="'Computer Modern'" style:font-style-name="Sans Serif Bold Extended" style:font-pitch="variable" fo:font-size="60pt" fo:font-weight="bold" style:font-size-asian="60pt" style:font-size-complex="60pt"/>
    </style:style>
    <style:style style:name="T8" style:family="text">
      <style:text-properties fo:color="#999999" fo:font-family="'Computer Modern'" style:font-style-name="Sans Serif Bold Extended" style:font-pitch="variable" fo:font-size="36pt" fo:font-weight="bold" style:font-size-asian="36pt" style:font-size-complex="36pt"/>
    </style:style>
    <style:style style:name="T9" style:family="text">
      <style:text-properties fo:color="#999999" fo:font-family="'Computer Modern'" style:font-style-name="Sans Serif Bold Extended" style:font-pitch="variable" fo:font-size="24pt" fo:font-weight="bold" style:font-size-asian="24pt" style:font-size-complex="24pt"/>
    </style:style>
    <style:style style:name="T10" style:family="text">
      <style:text-properties fo:color="#ffffff" fo:font-family="'Computer Modern'" style:font-style-name="Sans Serif Bold Extended" style:font-pitch="variable"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6cm" svg:height="10.25cm" svg:x="8.3cm" svg:y="1.7cm">
          <draw:text-box>
            <text:p text:style-name="P1"><text:span text:style-name="T1">Mohrs Roman </text:span><text:span text:style-name="T2">«</text:span><text:span text:style-name="T1">Die Heidin</text:span><text:span text:style-name="T2">»</text:span><text:span text:style-name="T3"> </text:span><text:span text:style-name="T1">aus dem Jahr 1929 ermög</text:span><text:span text:style-name="T4">licht einen Blick auf seine religiösen – bzw. spirituellen – Vor-stellungen. Vor allem in der zweiten Hälfte des Romans entfaltet Mohr ein heidnisches, an vitalistische und biolo-gistische Strömungen angelehntes Weltbild, in dessen Zen-trum ein mythisches matriarchalisches System steht. Heid-nische Vorstellungen verfolgten zu dieser Zeit auch die Na-tionalsozialisten, das Buch könnte jedoch kaum weiter von deren Vorstellungen entfernt sein und wurde folglich 1938 verboten. Am ehesten kann man es zu bestimmten Ten-denzen zeitgenössischer Autoren wie Hans Henny Jahnn (1894–1959) in Beziehung setzen. Berührungspunkte gibt es außerdem auch</text:span><text:span text:style-name="T1"> </text:span><text:span text:style-name="T4">zu</text:span><text:span text:style-name="T1"> </text:span><text:span text:style-name="T4">Mohrs</text:span><text:span text:style-name="T1"> </text:span><text:span text:style-name="T4">Freund</text:span><text:span text:style-name="T1"> </text:span><text:span text:style-name="T4">D.</text:span><text:span text:style-name="T1"> </text:span><text:span text:style-name="T4">H.</text:span><text:span text:style-name="T1"> </text:span><text:span text:style-name="T4">Lawrence,</text:span><text:span text:style-name="T1"> </text:span><text:span text:style-name="T4">in</text:span><text:span text:style-name="T1"> </text:span><text:span text:style-name="T4">dessen</text:span><text:span text:style-name="T1"> </text:span><text:span text:style-name="T4">Werken starke und instinktsichere Frauen ebenso wie eine kraftvolle, mythische Natur immer wieder eine Rolle spie</text:span><text:span text:style-name="T5">len.</text:span></text:p>
          </draw:text-box>
        </draw:frame>
        <draw:frame draw:style-name="gr2" draw:text-style-name="P3" draw:layer="layout" svg:width="11.8cm" svg:height="5.4cm" svg:x="25.72cm" svg:y="1.3cm">
          <draw:text-box>
            <text:p><text:span text:style-name="T6">Max Mohr</text:span></text:p>
            <text:p><text:span text:style-name="T7">Die Heidin</text:span></text:p>
          </draw:text-box>
        </draw:frame>
        <draw:frame draw:style-name="gr2" draw:text-style-name="P5" draw:layer="layout" svg:width="11.8cm" svg:height="5.4cm" svg:x="25.72cm" svg:y="11.55cm">
          <draw:text-box>
            <text:p text:style-name="P4"><text:span text:style-name="T8">Roman</text:span></text:p>
          </draw:text-box>
        </draw:frame>
        <draw:frame draw:style-name="gr3" draw:text-style-name="P7" draw:layer="layout" svg:width="10.25cm" svg:height="2.42cm" draw:transform="rotate (1.5707963267949) translate (21.7cm 21.8cm)">
          <draw:text-box>
            <text:p text:style-name="P6"><text:span text:style-name="T9">Max Mohr</text:span></text:p>
          </draw:text-box>
        </draw:frame>
        <draw:frame draw:style-name="gr3" draw:text-style-name="P8" draw:layer="layout" svg:width="10.25cm" svg:height="2.42cm" draw:transform="rotate (1.5707963267949) translate (21.7cm 11.55cm)">
          <draw:text-box>
            <text:p text:style-name="P6"><text:span text:style-name="T10">Die Heid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5.82cm" fo:page-height="23.1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</meta:initial-creator>
    <meta:creation-date>2013-04-27T15:35:21</meta:creation-date>
    <dc:date>2013-04-27T22:58:01</dc:date>
    <dc:creator>Robert </dc:creator>
    <meta:editing-duration>PT3H5M32S</meta:editing-duration>
    <meta:editing-cycles>32</meta:editing-cycles>
    <meta:generator>LibreOffice/3.5$Linux_X86_64 LibreOffice_project/350m1$Build-2</meta:generator>
    <meta:document-statistic meta:object-count="5"/>
  </office:meta>
</office:document-meta>
</file>